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185cm"/>
    </style:style>
    <style:style style:name="co3" style:family="table-column">
      <style:table-column-properties fo:break-before="auto" style:column-width="10.102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11.3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159cm" fo:break-before="auto" style:use-optimal-row-height="fals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/>
          <table:table-cell office:value-type="string" calcext:value-type="string">
            <text:p>Puppet 3.0</text:p>
          </table:table-cell>
          <table:table-cell office:value-type="string" calcext:value-type="string">
            <text:p>Chef 11.4</text:p>
          </table:table-cell>
          <table:table-cell office:value-type="string" calcext:value-type="string">
            <text:p>Ansible 1.3</text:p>
          </table:table-cell>
          <table:table-cell office:value-type="string" calcext:value-type="string">
            <text:p>Salt 0.17</text:p>
          </table:table-cell>
        </table:table-row>
        <table:table-row table:style-name="ro2">
          <table:table-cell office:value-type="string" calcext:value-type="string">
            <text:p>За</text:p>
          </table:table-cell>
          <table:table-cell office:value-type="string" calcext:value-type="string">
            <text:p>Модули могут быть написаны на ruby, или на более простом, производном от ruby языке</text:p>
            <text:p>Команды Push позволяют применять изменения немедленно</text:p>
            <text:p>Веб-интерфейс поддерживает отчеты, инвентаризацию и управление узлами в реальном времени</text:p>
            <text:p>Детализированные отчеты о работе агентов и конфигурации узлов</text:p>
          </table:table-cell>
          <table:table-cell office:value-type="string" calcext:value-type="string">
            <text:p>«Поваренные книги» и рецепты используют всю мощь ruby </text:p>
            <text:p>Централизованные, основанные на JSON массивы данных позволяют скриптам заполнять переменные во время работы </text:p>
            <text:p>Веб-интерфейс позволяет вести поиск и учет узлов, просматривать их активность, применять «поваренные книги» и роли</text:p>
          </table:table-cell>
          <table:table-cell office:value-type="string" calcext:value-type="string">
            <text:p>Модули могут быть написаны почти на любом языке </text:p>
            <text:p>Не требуются агенты на управляемых узлах </text:p>
            <text:p>Веб-интерфейс позволяет настраивать пользователей, команды и оборудование, применять сценарии </text:p>
            <text:p>Очень просто настраивается и запускается</text:p>
          </table:table-cell>
          <table:table-cell office:value-type="string" calcext:value-type="string">
            <text:p>Конфигурационные файлы могут быть простыми YAML-шаблонами или скриптами на pyhton и PyDSL</text:p>
            <text:p>Может связываться с клиентами через SSH или с помощью локально установленных агентов</text:p>
            <text:p>Веб-интерфейс позволяет просматривать запущенные задачи, статус подчиненных узлов и позволяет выполнять комнады на клиентах</text:p>
            <text:p>Крайне хорошо масштабируется</text:p>
          </table:table-cell>
        </table:table-row>
        <table:table-row table:style-name="ro3">
          <table:table-cell office:value-type="string" calcext:value-type="string">
            <text:p>Против</text:p>
          </table:table-cell>
          <table:table-cell office:value-type="string" calcext:value-type="string">
            <text:p>Требуется изучение встроенного языка или ruby</text:p>
            <text:p>Процессу установки недостает отчетов об ошибках</text:p>
          </table:table-cell>
          <table:table-cell office:value-type="string" calcext:value-type="string">
            <text:p>Требуется знание ruby</text:p>
            <text:p>В данный момент недостает функциональных команд push</text:p>
            <text:p>Документация местами неясная</text:p>
          </table:table-cell>
          <table:table-cell office:value-type="string" calcext:value-type="string">
            <text:p>Недостает поддержки клиентов для Windows </text:p>
            <text:p>Веб-интерфейс автоматически не связывается с существующей установкой Ansible; данные должны быть импортированы </text:p>
          </table:table-cell>
          <table:table-cell office:value-type="string" calcext:value-type="string">
            <text:p>Веб-интерфейс не такой зрелый и полный как у конкурентов </text:p>
            <text:p>Не хватает инструментов для детальных отчетов</text:p>
          </table:table-cell>
        </table:table-row>
        <table:table-row table:style-name="ro4">
          <table:table-cell office:value-type="string" calcext:value-type="string">
            <text:p>Цены</text:p>
          </table:table-cell>
          <table:table-cell office:value-type="string" calcext:value-type="string">
            <text:p>Бесплатная версия с открытым исходным текстом; Puppet Enterprise стоит $100 за компьютер в год</text:p>
          </table:table-cell>
          <table:table-cell office:value-type="string" calcext:value-type="string">
            <text:p>Бесплатная версия с открытым исходным кодом; Enterprise Chef бесплатен для 5 компьютеров, $120 в месяц для 20 компьютеров, $300 в месяц для 50 компьютеров, $600 в месяц для 100 и так далее</text:p>
          </table:table-cell>
          <table:table-cell office:value-type="string" calcext:value-type="string">
            <text:p>Бесплатная версия с открытым исходным кодом; AWX бесплатен для 10 компьютеров, далее $100 или $250 за компьютер в год, в зависимости от поддержки</text:p>
          </table:table-cell>
          <table:table-cell office:value-type="string" calcext:value-type="string">
            <text:p>Бесплатная версия с открытым исходным кодом; SaltStack Enterprise стоит $150 за узел в год, со скидками в зависмости от количества и корпоративными лицензиям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20:55:03.035241171</meta:creation-date>
    <dc:date>2022-05-16T20:56:05.221096187</dc:date>
    <meta:editing-duration>PT1M3S</meta:editing-duration>
    <meta:editing-cycles>1</meta:editing-cycles>
    <meta:document-statistic meta:table-count="1" meta:cell-count="19" meta:object-count="0"/>
    <meta:generator>LibreOffice/7.3.2.2$Linux_X86_64 LibreOffice_project/30$Build-2</meta:generator>
  </office:meta>
</office:document-meta>
</file>